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849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404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6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7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1" table:number-rows-repeated="4">
          <table:table-cell table:number-columns-repeated="1024"/>
        </table:table-row>
        <table:table-row table:style-name="ro12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3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1" table:number-rows-repeated="104839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.00.0000</text:date>, <text:time style:data-style-name="N2" text:time-value="0000-00-00T01:31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13T03:04:06</dc:date>
    <meta:editing-duration>P10DT19H32M59S</meta:editing-duration>
    <meta:editing-cycles>984</meta:editing-cycles>
    <meta:printed-by>Kim Dikert</meta:printed-by>
    <meta:print-date>2013-05-15T00:23:21</meta:print-date>
    <meta:document-statistic meta:table-count="2" meta:cell-count="2454" meta:object-count="0"/>
  </office:meta>
</office:document-meta>
</file>